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">
      <style:paragraph-properties fo:line-height="115%"/>
      <style:text-properties fo:font-size="8pt" fo:language="none" fo:country="none" style:font-size-asian="8pt" style:font-size-complex="8pt"/>
    </style:style>
    <style:style style:name="P2" style:family="paragraph" style:parent-style-name="Standard" style:list-style-name="">
      <style:paragraph-properties fo:line-height="115%"/>
      <style:text-properties fo:font-size="8pt" style:font-size-asian="8pt" style:font-size-complex="8pt"/>
    </style:style>
    <style:style style:name="P3" style:family="paragraph" style:parent-style-name="Standard" style:list-style-name="">
      <style:paragraph-properties fo:line-height="115%"/>
    </style:style>
    <style:style style:name="P4" style:family="paragraph" style:parent-style-name="Standard" style:list-style-name="">
      <style:paragraph-properties fo:margin-top="0in" fo:margin-bottom="0.139in" fo:line-height="115%"/>
    </style:style>
    <style:style style:name="P5" style:family="paragraph" style:parent-style-name="Standard" style:list-style-name="">
      <style:paragraph-properties fo:margin-top="0in" fo:margin-bottom="0.139in" fo:line-height="115%"/>
      <style:text-properties fo:font-size="14pt" fo:language="none" fo:country="none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">
      <style:paragraph-properties fo:margin-top="0in" fo:margin-bottom="0.139in" fo:line-height="115%"/>
      <style:text-properties fo:font-size="8pt" style:font-size-asian="8pt" style:font-size-complex="8pt"/>
    </style:style>
    <style:style style:name="P7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language="none" fo:country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 text:c="67"/></text:span><text:span text:style-name="T4">ASTOU TALL<text:line-break/> <text:s text:c="28"/>26/03/2006-Kaolack-17 ans<text:line-break/> <text:s text:c="89"/>Hann Maristes Lot 32A<text:line-break/> <text:s text:c="76"/>704518786/astou26tall@outlook.fr</text:span></text:p>
      <text:p text:style-name="P6"/>
      <text:p text:style-name="P1"><text:s text:c="57"/><text:span text:style-name="T5">FORMATION<text:line-break/>2018-2023 : </text:span>SecondeS </text:p>
      <text:p text:style-name="P1">Lycée d'excellence Mariama Bâ de Gorée</text:p>
      <text:p text:style-name="P2"/>
      <text:p text:style-name="P1"><text:span text:style-name="T5">Novembre 2022- Avril 2023:</text:span> Formation au codage et aux TICs organisée par WIA et ATOS</text:p>
      <text:p text:style-name="P2"/>
      <text:p text:style-name="P1"><text:span text:style-name="T5">2023:</text:span> Formation en bibliothécaire</text:p>
      <text:p text:style-name="P2"/>
      <text:p text:style-name="P1"><text:span text:style-name="T5">Mars2023:</text:span> Apprentissage des bases en Badminton organisé par l'Ambassade de France</text:p>
      <text:p text:style-name="P1"><text:line-break/><text:span text:style-name="T5">2022 : Brevet de Fin d'études élémentaires(BFEM)</text:span></text:p>
      <text:p text:style-name="P1">Lycée d'excellence Mariama Bâ</text:p>
      <text:p text:style-name="P1"><text:line-break/><text:span text:style-name="T5">2018 : Certificat de Fin d'études élémentaires(CFEE)</text:span></text:p>
      <text:p text:style-name="P1">Immaculée Conception de Kaolack</text:p>
      <text:p text:style-name="P2"/>
      <text:p text:style-name="P1"><text:s text:c="56"/><text:span text:style-name="T5">COMPETENCES</text:span></text:p>
      <text:p text:style-name="P1"><text:span text:style-name="T5">Informatique:</text:span> maîtrise des logiciels Word , Excel, Power Point, Google Slides et du language Python ,Internet, Base en HTML.</text:p>
      <text:p text:style-name="P1"><text:span text:style-name="T5">Linguistique:</text:span> Français, anglais, woloff,base en arabe, espagnol, toucouleur</text:p>
      <text:p text:style-name="P1"><text:span text:style-name="T5">Bibliothèque:</text:span> connaissances dans la gestion d'une bibliothèque</text:p>
      <text:p text:style-name="P1"><text:span text:style-name="T5">Art oratoire:</text:span> Communication orale et écrite</text:p>
      <text:p text:style-name="P1"><text:span text:style-name="T5">Musique:</text:span> Jouer de la flûte</text:p>
      <text:p text:style-name="P2"/>
      <text:p text:style-name="P2"/>
      <text:p text:style-name="P1"><text:s text:c="39"/><text:span text:style-name="T5"><text:s/>EXPERIENCES PROFESSIONNELLES</text:span></text:p>
      <text:p text:style-name="P1"><text:span text:style-name="T5">2018-2023: </text:span>Stage en Pharmacie(encaisser les clients, étiqueter les prix des médicaments, ranger les médicaments, remplir un bon de livraison)-toute la période des vacances dans la pharmacie Mbossé de Kaolack</text:p>
      <text:p text:style-name="P1"><text:span text:style-name="T5">Janvier 2023-Juin 2023:</text:span> Gestion de la boutique scolaire du lycée d'excellence Mariama Bâ de Gorée</text:p>
      <text:p text:style-name="P1"><text:span text:style-name="T5">Octobre 2018-Juin 2022:</text:span> Délégué de classe de la 6e à la seconde</text:p>
      <text:p text:style-name="P1"><text:span text:style-name="T5">Décembre 2022-Juin 2023:</text:span> Trésorière Club Arabe</text:p>
      <text:p text:style-name="P2"/>
      <text:p text:style-name="P2"/>
      <text:p text:style-name="P1"><text:s text:c="51"/><text:span text:style-name="T5">CENTRES D'INTERÊTS</text:span></text:p>
      <text:p text:style-name="P1"><text:span text:style-name="T5">Travaux manuels:</text:span> création de bracelets en macramé, en perles et création de boîtes ornées, dessin</text:p>
      <text:p text:style-name="P1"><text:span text:style-name="T5">Jardinage:</text:span> plantation de feuille de menthe et d'arachide</text:p>
      <text:p text:style-name="P1"><text:span text:style-name="T5">Musique:</text:span> Jouer de la flûte</text:p>
      <text:p text:style-name="P1"><text:span text:style-name="T5">Sport:</text:span> méditation 2020-2023</text:p>
      <text:p text:style-name="P1"><text:span text:style-name="T5">Cuisine: </text:span>cours de pâtisserie avec l'atelier de Roxane</text:p>
      <text:p text:style-name="P2"/>
      <text:p text:style-name="P1"><text:s text:c="55"/><text:span text:style-name="T5"><text:s/>LANGUES</text:span></text:p>
      <text:p text:style-name="P1"><text:span text:style-name="T5">Première langue:</text:span> Français/Niveau avancé</text:p>
      <text:p text:style-name="P1"><text:span text:style-name="T5">Seconde langue:</text:span> Anglais/Niveau intermédiaire</text:p>
      <text:p text:style-name="P2"/>
      <text:p text:style-name="P1"><text:s text:c="38"/><text:span text:style-name="T5"><text:s/>ACTIVITES EXTRASCOLAIRES</text:span></text:p>
      <text:p text:style-name="P1"><text:span text:style-name="T5">Décembre 2022-Juin 2023:</text:span> Trésorière Club Arabe</text:p>
      <text:p text:style-name="P1"><text:span text:style-name="T5">Avril 2023:</text:span> Organisation du BIG NDOGOU au lycée d'excellence Mariama Bâ de Gorée</text:p>
      <text:p text:style-name="P1"><text:span text:style-name="T5">Samedi 25 mars 2023:</text:span> candidate au concours débattons lycée organisée par First Média Group</text:p>
      <text:p text:style-name="P1"><text:span text:style-name="T5">2021-2022:</text:span> candidate au concours Epelle moi</text:p>
      <text:p text:style-name="P1"><text:span text:style-name="T5">Musique:</text:span> cours de piano sur youtube</text:p>
      <text:p text:style-name="P1"><text:span text:style-name="T5">Evénementiel:</text:span> organisation d'activités festives et culturelles</text:p>
      <text:p text:style-name="P2"/>
      <text:p text:style-name="P3"><text:soft-page-break/></text:p>
      <text:p text:style-name="P3"/>
      <text:p text:style-name="P3"/>
      <text:p text:style-name="P3"/>
      <text:p text:style-name="P3"/>
      <text:p text:style-name="P4"/>
      <text:p text:style-name="P5"><text:lin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S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fr" fo:country="SN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fr" fo:country="SN" style:font-name-asian="Ari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alibri" fo:font-size="12pt" fo:language="fr" fo:country="SN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Ari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Calibri" fo:font-size="12pt" fo:language="fr" fo:country="SN" fo:font-style="italic" style:font-name-asian="Ari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fr" fo:country="SN" style:font-name-asian="Arial1" style:font-size-asian="12pt" style:language-asian="zh" style:country-asian="CN" style:font-name-complex="Calibri" fo:hyphenate="false" fo:hyphenation-remain-char-count="2" fo:hyphenation-push-char-count="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8" meta:word-count="284" meta:character-count="2612"/>
    <dc:date>2023-04-15T11:04:42.89</dc:date>
    <meta:generator>OpenOffice/4.1.10$Win32 OpenOffice.org_project/4110m2$Build-9807</meta:generator>
  </office:meta>
</office:document-meta>
</file>